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8d1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8d1d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91d3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a335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18d1d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191d3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1a335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vendell Manifest Package File Format</text:p>
      <text:p text:style-name="P5"/>
      <text:p text:style-name="P2">Overview</text:p>
      <text:p text:style-name="P5">A Rivendell manifest package file is used to send replication updates between Rivendell systems. <text:s/>It consists of a tar(1) archive of one or more files, compressed by means of gzip(1). <text:s/>All files in the archive are in the top level directory –i.e. there are no subdirectories.</text:p>
      <text:p text:style-name="P5"/>
      <text:p text:style-name="P5"/>
      <text:p text:style-name="P3">The MANIFEST File</text:p>
      <text:p text:style-name="P6">At a minimum, each archive contains a file called 'MANIFEST' which contains information regarding the purpose and contents of the package. <text:s/>This file is in the usual 'INI' format used by configuration files throughout Rivendell.</text:p>
      <text:p text:style-name="P6"/>
      <text:p text:style-name="P6">At a minimum, the MANIFEST file contains a [Global] section, containing the following entries:</text:p>
      <text:p text:style-name="P6"/>
      <text:p text:style-name="P6">Type=&lt;type&gt;</text:p>
      <text:p text:style-name="P6"/>
      <text:p text:style-name="P6">Where &lt;type&gt; can be:</text:p>
      <text:p text:style-name="P6"/>
      <text:p text:style-name="P6"><text:tab/>Cart = Cart metadata and audio package</text:p>
      <text:p text:style-name="P6"/>
      <text:p text:style-name="P6"/>
      <text:p text:style-name="P4">The CART Typ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Gleason</meta:initial-creator>
    <meta:creation-date>2015-02-02T12:50:53</meta:creation-date>
    <dc:date>2015-02-04T14:46:43</dc:date>
    <dc:creator>Fred Gleason</dc:creator>
    <meta:editing-duration>PT37M37S</meta:editing-duration>
    <meta:editing-cycles>3</meta:editing-cycles>
    <meta:generator>LibreOffice/4.0.4.2$Linux_X86_64 LibreOffice_project/400m0$Build-2</meta:generator>
    <meta:document-statistic meta:table-count="0" meta:image-count="0" meta:object-count="0" meta:page-count="1" meta:paragraph-count="10" meta:word-count="119" meta:character-count="743" meta:non-whitespace-character-count="630"/>
  </office:meta>
</office:document-meta>
</file>